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adornments="Gras" style:font-family-generic="swiss"/>
  </office:font-face-decls>
  <office:automatic-styles>
    <style:style style:name="P1" style:family="paragraph" style:parent-style-name="Heading_20_1" style:list-style-name="">
      <style:text-properties officeooo:rsid="000d2030" officeooo:paragraph-rsid="000d2030"/>
    </style:style>
    <style:style style:name="P2" style:family="paragraph" style:parent-style-name="Heading_20_2">
      <style:text-properties officeooo:paragraph-rsid="000ee028"/>
    </style:style>
    <style:style style:name="P3" style:family="paragraph" style:parent-style-name="Heading_20_3">
      <style:text-properties officeooo:paragraph-rsid="000ee028"/>
    </style:style>
    <style:style style:name="P4" style:family="paragraph" style:parent-style-name="Heading_20_3">
      <style:text-properties officeooo:rsid="00115c2c" officeooo:paragraph-rsid="00115c2c"/>
    </style:style>
    <style:style style:name="P5" style:family="paragraph" style:parent-style-name="Text_20_body">
      <style:text-properties officeooo:rsid="000ea231" officeooo:paragraph-rsid="000ee028"/>
    </style:style>
    <style:style style:name="P6" style:family="paragraph" style:parent-style-name="Text_20_body">
      <style:text-properties officeooo:rsid="000f2e22" officeooo:paragraph-rsid="000f2e22"/>
    </style:style>
    <style:style style:name="P7" style:family="paragraph" style:parent-style-name="Text_20_body">
      <style:text-properties officeooo:rsid="000f2e22" officeooo:paragraph-rsid="00109676"/>
    </style:style>
    <style:style style:name="T1" style:family="text">
      <style:text-properties officeooo:rsid="000ee028"/>
    </style:style>
    <style:style style:name="T2" style:family="text">
      <style:text-properties fo:color="#800080" loext:opacity="100%"/>
    </style:style>
    <style:style style:name="T3" style:family="text">
      <style:text-properties fo:color="#800080" loext:opacity="100%" officeooo:rsid="00109676"/>
    </style:style>
    <style:style style:name="T4" style:family="text">
      <style:text-properties officeooo:rsid="00109676"/>
    </style:style>
    <style:style style:name="T5" style:family="text">
      <style:text-properties officeooo:rsid="00115c2c"/>
    </style:style>
    <style:style style:name="T6" style:family="text">
      <style:text-properties officeooo:rsid="001266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1" text:outline-level="1">L’île des esclaves</text:h>
      <text:h text:style-name="P2" text:outline-level="2">Informations générales</text:h>
      <text:h text:style-name="P3" text:outline-level="3">Auteur</text:h>
      <text:p text:style-name="P5">Auteur : <text:span text:style-name="T1">Marivaux</text:span> (XVII<text:span text:style-name="T1">I</text:span>)</text:p>
      <text:p text:style-name="P5">Mouvement littéraire : <text:span text:style-name="T1">Lumières</text:span></text:p>
      <text:h text:style-name="P3" text:outline-level="3">Œuvre</text:h>
      <text:p text:style-name="P5">Genre/sous-genre : Comédie</text:p>
      <text:p text:style-name="P5">Nombre d’actes : <text:span text:style-name="T1">1</text:span></text:p>
      <text:h text:style-name="Heading_20_2" text:outline-level="2">Thèmes principaux</text:h>
      <text:h text:style-name="P4" text:outline-level="3">Montrer les inégalité sociales</text:h>
      <text:p text:style-name="P6">La pièce de Marivaux souligne que la société est un jeu aux règles inégalitaires, car le rang social de l’individu ne correspond pas à son mérite. En effet, l’ordre social découle du seul hasard des naissances : « <text:span text:style-name="T2">"n’est-ce pas le hasard qui fait tout ? "» demande Cléanthis ironiquement (Scène </text:span><text:span text:style-name="T3">6</text:span><text:span text:style-name="T2">)</text:span>. </text:p>
      <text:p text:style-name="P6">Marivaux appelle à comprendre que la véritable grandeur est morale, et non sociale : <text:span text:style-name="T2">« "Il faut avoir le cœur bon, de la vertu et de la raison […] voilà […] ce qui fait qu’un homme est plus qu’un autre." » (Scène </text:span><text:span text:style-name="T3">5</text:span><text:span text:style-name="T2">) </text:span></text:p>
      <text:p text:style-name="P6">La pièce dénonce également le <text:span text:style-name="T6">caractère naturel</text:span> des inégalités créées par la société, comme lorsqu’ Iphicrate <text:span text:style-name="T4">pense</text:span> que son statut de maître va de soi : <text:span text:style-name="T2">« "méconnais-tu ton maître, et n’es-tu plus mon esclave ?" » (Scène </text:span><text:span text:style-name="T3">1</text:span><text:span text:style-name="T2">).</text:span></text:p>
      <text:h text:style-name="P4" text:outline-level="3">Une critique des aristocrates</text:h>
      <text:p text:style-name="P6">Trivelin pousse chacun à <text:span text:style-name="T4">outrepasser</text:span> les apparences sociales pour démasquer l’hypocrisie, la courtisanerie et le narcissisme des aristocrates. Ainsi, Trivelin demande à Cléanthis de faire le portrait d’Euphrosine : l’esclave dépeint <text:span text:style-name="T4">alors </text:span>une <text:span text:style-name="T2">« "vaine minaudière et coquette" »</text:span>, femme narcissique qui voue un culte à l’apparence. </text:p>
      <text:p text:style-name="P6">Dans la scène 6, Arlequin et Cléanthis parodient les codes galants de l’époque, ce qui permet à Marivaux de dénoncer la courtisanerie superficielle des aristocrates au XVIIIème siècle. La pièce exprime ainsi une critique de l’aristocratie qui corrompt les cœurs : <text:span text:style-name="T2">« "car c’est la belle éducation qui donne cet orgueil-là." » (Scène </text:span><text:span text:style-name="T3">3</text:span><text:span text:style-name="T2">) </text:span></text:p>
      <text:h text:style-name="P4" text:outline-level="3">Rendre la société plus juste</text:h>
      <text:p text:style-name="P6"><text:span text:style-name="T6">L</text:span>’ordre social est renversé <text:span text:style-name="T6">pour</text:span> corriger la tyrannie des puissants sur les plus faibles. Marivaux dénonce la cruauté des maîtres qui insultent leurs domestiques (Cléanthis révèle que sa maîtresse la nomme <text:s/><text:span text:style-name="T2">«"Sotte, Ridicule, Bête, Butorde, Imbécile" »</text:span> ) et les brutalisent physiquement. </text:p>
      <text:p text:style-name="P6">Grâce au renversement des rôles, les maîtres subissent des épreuves humiliantes et prennent conscience de la dure condition des domestiques. Cette inversion des rangs leur permet de reconnaître leurs torts pour s’amender. Marivaux prône donc un adoucissement des moeurs, une société plus charitable. Mais cet adoucissement va dans les deux sens. En effet, devenu maître, Arlequin se réjouit de pouvoir battre à son tour son ancien maître (scène 1). Il est animé d’une violence vengeresse. Or Trivelin tempère cette violence : <text:soft-page-break/><text:span text:style-name="T2">« "Doucement, point de vengeance." » (Scène </text:span><text:span text:style-name="T3">3</text:span><text:span text:style-name="T2">)</text:span>. Il encourage Arlequin et Cléanthis à pardonner à leurs anciens maîtres. Marivaux envisage simplement un adoucissement des rapports sociaux. La pièce s’achève ainsi dans la fraternité : Marivaux invite les spectateurs à traiter autrui avec bonté et humanité.</text:p>
      <text:h text:style-name="Heading_20_3" text:outline-level="3">Guérir la société par le théâtre</text:h>
      <text:p text:style-name="P7">Trivelin traite la cruauté des maîtres comme une maladie à soigner. Il <text:span text:style-name="T5">utilise</text:span> ainsi une métaphore médicale : <text:span text:style-name="T2">«"vous êtes moins nos esclaves que nos malades." » (Scène </text:span><text:span text:style-name="T3">2</text:span><text:span text:style-name="T2">)</text:span> Il explique aux maîtres sa méthode pour les guérir : <text:span text:style-name="T2">« "Nous ne nous vengeons plus de vous, nous vous corrigeons ; ce n’est plus votre vie que nous poursuivons, c’est la barbarie de vos cœurs que nous voulons détruire ; nous vous jetons dans l’esclavage pour vous rendre sensibles aux maux qu’on y éprouve" » (Scène </text:span><text:span text:style-name="T3">2</text:span><text:span text:style-name="T2">).</text:span> </text:p>
      <text:p text:style-name="P7">Il ne s’agit donc pas de se venger mais d’amener les maîtres à se mettre à la place d’autrui pour devenir plus fraternels. Par la métaphore médicale, Marivaux suggère également que le théâtre peut guérir la société en la soignant de ses maux. Tout comme Trivelin pousse les maîtres à reconnaître leurs torts, le théâtre offre en effet un miroir salvateur à la société.</text:p>
      <text:h text:style-name="Heading_20_3" text:outline-level="3">Une fable politique</text:h>
      <text:p text:style-name="P6">Il est tentant de voir dans L’île des esclaves une utopie politique qui remet en cause les hiérarchies sociales sous l’Ancien Régime. Mais cette interprétation de la pièce est trop hâtive. <text:span text:style-name="T4">A</text:span> la fin de l’œuvre, chaque personnage réintègre son rôle et il semble qu’une fois retournés à Athènes, les personnages pourraient retourner à l’ordre ancien et inégalitaire. Par ailleurs, l’inversion des rôles a permis de montrer que les esclaves n’avaient pas l’étoffe des maîtres. Ainsi, Arlequin reste un bouffon comique avec un penchant irrésistible pour la boisson. Marivaux n’enferme <text:span text:style-name="T4">donc </text:span>pas sa pièce dans le statut de la démonstration <text:span text:style-name="T4">mais</text:span> suggère peut-être <text:span text:style-name="T4">aussi</text:span> l’impossibilité d’une société égalita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arial" fo:font-family="arial" style:font-style-name="Gras" style:font-family-generic="swiss" fo:font-size="18pt" style:text-underline-style="solid" style:text-underline-width="bold" style:text-underline-color="#ff0000"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style:text-underline-style="solid" style:text-underline-type="double" style:text-underline-width="auto" style:text-underline-color="#ff0000" fo:font-weight="normal" style:font-size-asian="16pt" style:font-weight-asian="normal"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style:text-underline-style="solid" style:text-underline-type="double" style:text-underline-width="auto" style:text-underline-color="#00a933" fo:font-weight="normal" style:font-size-asian="14pt" style:font-weight-asian="normal" style:font-size-complex="14pt" style:font-weight-complex="norma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11:02:12.810010273</meta:creation-date>
    <meta:editing-duration>PT33M48S</meta:editing-duration>
    <meta:editing-cycles>7</meta:editing-cycles>
    <meta:generator>LibreOffice/7.4.1.2$Linux_X86_64 LibreOffice_project/40$Build-2</meta:generator>
    <dc:title>TST</dc:title>
    <dc:date>2022-10-11T09:05:00.510036188</dc:date>
    <meta:document-statistic meta:table-count="0" meta:image-count="0" meta:object-count="0" meta:page-count="2" meta:paragraph-count="24" meta:word-count="709" meta:character-count="4391" meta:non-whitespace-character-count="3699"/>
    <meta:template xlink:type="simple" xlink:actuate="onRequest" xlink:title="TST" xlink:href="../../../../../../.config/libreoffice/4/user/template/TST.ott" meta:date="2022-10-02T11:02:11.739162989"/>
  </office:meta>
</office:document-meta>
</file>